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C0000023009592CA352C69E64.png" manifest:media-type="image/png"/>
  <manifest:file-entry manifest:full-path="Pictures/1000000000000220000001DEF144A093E97AE347.png" manifest:media-type="image/png"/>
  <manifest:file-entry manifest:full-path="Pictures/10000000000000E90000006EC7867E6A78783235.png" manifest:media-type="image/png"/>
  <manifest:file-entry manifest:full-path="Pictures/1000000000000178000000E6FB2BCF4D963A4743.png" manifest:media-type="image/png"/>
  <manifest:file-entry manifest:full-path="Pictures/10000000000004FA0000025772E931125E58D352.png" manifest:media-type="image/png"/>
  <manifest:file-entry manifest:full-path="Pictures/10000000000002630000013BDA8289EE3C8E3B51.png" manifest:media-type="image/png"/>
  <manifest:file-entry manifest:full-path="Pictures/100000000000011B000000BE3A6FCCF2293635E3.png" manifest:media-type="image/png"/>
  <manifest:file-entry manifest:full-path="Pictures/10000000000001A60000004B0B7F3E3AE84A68EE.png" manifest:media-type="image/png"/>
  <manifest:file-entry manifest:full-path="Pictures/10000000000001410000004F1E082D798EA3A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8.72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721cm" svg:x="1.4cm" svg:y="0.837cm" presentation:class="subtitle" presentation:user-transformed="true">
          <draw:text-box>
            <text:p><text:span text:style-name="T1">World Vocod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ld Architecture</text:p>
          </draw:text-box>
        </draw:frame>
        <draw:frame draw:style-name="gr2" draw:text-style-name="P3" draw:layer="layout" svg:width="25.199cm" svg:height="11.847cm" draw:transform="skewX (0.0010471975511966) rotate (0.0010471975511966) translate (1.399cm 5.079cm)" presentation:class="graphic">
          <draw:image xlink:href="Pictures/10000000000004FA0000025772E931125E58D352.png" xlink:type="simple" xlink:show="embed" xlink:actuate="onLoad">
            <text:p/>
          </draw:image>
        </draw:frame>
        <draw:frame presentation:style-name="pr4" draw:text-style-name="P2" draw:layer="layout" svg:width="25.199cm" svg:height="12.179cm" svg:x="1.4cm" svg:y="4.914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使用DIO估计F0</text:p>
                <text:list>
                  <text:list-item>
                    <text:list>
                      <text:list-item>
                        <text:p>输入：音频波形</text:p>
                      </text:list-item>
                    </text:list>
                  </text:list-item>
                </text:list>
              </text:list-item>
              <text:list-item>
                <text:p>使用CheapTrack估计频谱包络</text:p>
                <text:list>
                  <text:list-item>
                    <text:list>
                      <text:list-item>
                        <text:p>输入：音频波形、F0</text:p>
                      </text:list-item>
                    </text:list>
                  </text:list-item>
                </text:list>
              </text:list-item>
              <text:list-item>
                <text:p>使用PLATINUM估计激励信号（非周期参数）</text:p>
                <text:list>
                  <text:list-item>
                    <text:list>
                      <text:list-item>
                        <text:p>输入：音频波形、F0、频谱包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draw:style-name="gr3" draw:text-style-name="P3" draw:layer="layout" svg:width="14.369cm" svg:height="7.407cm" svg:x="11.43cm" svg:y="11.643cm">
          <draw:image xlink:href="Pictures/10000000000002630000013BDA8289EE3C8E3B51.png" xlink:type="simple" xlink:show="embed" xlink:actuate="onLoad">
            <text:p/>
          </draw:image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使用DIO估计F0</text:p>
                <text:list>
                  <text:list-item>
                    <text:list>
                      <text:list-item>
                        <text:p>进行不同截止频率的低通滤波，得到多个滤波信号</text:p>
                      </text:list-item>
                      <text:list-item>
                        <text:p>在每一个滤波信号上计算候选F0和其置信度</text:p>
                        <text:list>
                          <text:list-item>
                            <text:list>
                              <text:list-item>
                                <text:p>标准差-&gt;置信度</text:p>
                              </text:list-item>
                              <text:list-item>
                                <text:p>均值-&gt;候选F0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确定F0</text:p>
                        <text:list>
                          <text:list-item>
                            <text:list>
                              <text:list-item>
                                <text:p>最大置信度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使用CheapTrack估计频谱包络</text:p>
                <text:list>
                  <text:list-item>
                    <text:list>
                      <text:list-item>
                        <text:p>在加窗的波形上计算功率谱</text:p>
                        <text:list>
                          <text:list-item>
                            <text:list>
                              <text:list-item>
                                <text:p>Hanning window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用矩形窗平滑功率谱</text:p>
                      </text:list-item>
                      <text:list-item>
                        <text:p>同态滤波（liftering）</text:p>
                        <text:list>
                          <text:list-item>
                            <text:list>
                              <text:list-item>
                                <text:p>平滑对数功率谱</text:p>
                                <text:p>移除时变成分</text:p>
                              </text:list-item>
                              <text:list-item>
                                <text:p>频谱恢复</text:p>
                              </text:list-item>
                              <text:list-item>
                                <text:p>功率谱的倒谱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9.924cm" svg:height="1.763cm" svg:x="15.59cm" svg:y="7.497cm">
          <draw:image xlink:href="Pictures/10000000000001A60000004B0B7F3E3AE84A68EE.png" xlink:type="simple" xlink:show="embed" xlink:actuate="onLoad">
            <text:p/>
          </draw:image>
        </draw:frame>
        <draw:frame draw:style-name="gr3" draw:text-style-name="P3" draw:layer="layout" svg:width="7.548cm" svg:height="1.857cm" svg:x="15.666cm" svg:y="9.373cm">
          <draw:image xlink:href="Pictures/10000000000001410000004F1E082D798EA3A2ED.png" xlink:type="simple" xlink:show="embed" xlink:actuate="onLoad">
            <text:p/>
          </draw:image>
        </draw:frame>
        <draw:frame draw:style-name="gr3" draw:text-style-name="P3" draw:layer="layout" svg:width="8.842cm" svg:height="5.408cm" svg:x="15.294cm" svg:y="11.61cm">
          <draw:image xlink:href="Pictures/1000000000000178000000E6FB2BCF4D963A47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使用PLATINUM估计激励信号</text:p>
                <text:list>
                  <text:list-item>
                    <text:list>
                      <text:list-item>
                        <text:p>混合激励和非周期性-&gt;声音更自然</text:p>
                      </text:list-item>
                      <text:list-item>
                        <text:p>使用音频波形、F0和频谱包络直接计算激励信号</text:p>
                        <text:p/>
                      </text:list-item>
                      <text:list-item>
                        <text:p>计算最小相位谱S_m(w)</text:p>
                      </text:list-item>
                      <text:list-item>
                        <text:p>计算加窗(2T)信号的频谱X(w)</text:p>
                      </text:list-item>
                      <text:list-item>
                        <text:p>计算激励信号x_p(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655cm" svg:height="4.468cm" svg:x="18.588cm" svg:y="10.96cm">
          <draw:image xlink:href="Pictures/100000000000011B000000BE3A6FCCF2293635E3.png" xlink:type="simple" xlink:show="embed" xlink:actuate="onLoad">
            <text:p/>
          </draw:image>
        </draw:frame>
        <draw:frame draw:style-name="gr3" draw:text-style-name="P3" draw:layer="layout" svg:width="5.479cm" svg:height="2.586cm" svg:x="18.642cm" svg:y="16.056cm">
          <draw:image xlink:href="Pictures/10000000000000E90000006EC7867E6A787832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orld Architecture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使用PLATINUM估计激励信号</text:p>
                <text:list>
                  <text:list-item>
                    <text:list>
                      <text:list-item>
                        <text:p>需要确定加窗的位置&lt;=使用F0轮廓和音频波形</text:p>
                        <text:list>
                          <text:list-item>
                            <text:list>
                              <text:list-item>
                                <text:p><text:span text:style-name="T2">先根据</text:span><text:span text:style-name="T2">F0</text:span><text:span text:style-name="T2">轮廓确定发音部分</text:span></text:p>
                              </text:list-item>
                              <text:list-item>
                                <text:p><text:span text:style-name="T2">再确定发音部分的中心位置</text:span><text:span text:style-name="T2">t</text:span></text:p>
                              </text:list-item>
                              <text:list-item>
                                <text:p><text:span text:style-name="T2">在得到的区间</text:span><text:span text:style-name="T2">[t-T, t+T]</text:span><text:span text:style-name="T2">内寻找</text:span></text:p>
                                <text:p><text:span text:style-name="T2">能量最大的点作为原点</text:span></text:p>
                              </text:list-item>
                              <text:list-item>
                                <text:p><text:span text:style-name="T2">其它位置可以根据原点和</text:span><text:span text:style-name="T2">F0</text:span><text:span text:style-name="T2">轮</text:span></text:p>
                                <text:p><text:span text:style-name="T2">廓自动计算得到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窗函数</text:p>
                        <text:list>
                          <text:list-item>
                            <text:list>
                              <text:list-item>
                                <text:p><text:span text:style-name="T2">Hanning window</text:span></text:p>
                              </text:list-item>
                              <text:list-item>
                                <text:p><text:span text:style-name="T2">窗宽</text:span><text:span text:style-name="T2">2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8.796cm" svg:height="7.728cm" svg:x="16.572cm" svg:y="10.022cm">
          <draw:image xlink:href="Pictures/1000000000000220000001DEF144A093E97AE3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合成算法</text:p>
                <text:list>
                  <text:list-item>
                    <text:list>
                      <text:list-item>
                        <text:p>计算声带振动：激励信号卷积最小相位响应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1.584cm" svg:height="10.463cm" svg:x="14.224cm" svg:y="8.589cm">
          <draw:image xlink:href="Pictures/100000000000026C0000023009592CA352C69E6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ld Architecture</text:p>
          </draw:text-box>
        </draw:frame>
        <draw:frame presentation:style-name="pr6" draw:layer="layout" svg:width="25.199cm" svg:height="14.13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1:38:02.799037486</meta:creation-date>
    <dc:date>2018-07-13T17:31:47.699784777</dc:date>
    <meta:editing-duration>PT10H43M4S</meta:editing-duration>
    <meta:editing-cycles>64</meta:editing-cycles>
    <meta:generator>LibreOffice/5.1.6.2$Linux_X86_64 LibreOffice_project/10m0$Build-2</meta:generator>
    <meta:document-statistic meta:object-count="69"/>
  </office:meta>
</office:document-meta>
</file>